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1" style:list-style-name=""/>
    <style:style style:name="P2" style:family="paragraph" style:parent-style-name="Heading_20_1">
      <style:paragraph-properties fo:break-before="page"/>
    </style:style>
    <style:style style:name="P3" style:family="paragraph" style:parent-style-name="Heading_20_2">
      <style:text-properties officeooo:paragraph-rsid="0013fa54"/>
    </style:style>
    <style:style style:name="P4" style:family="paragraph" style:parent-style-name="Standard">
      <style:text-properties officeooo:paragraph-rsid="0013fa54"/>
    </style:style>
    <style:style style:name="P5" style:family="paragraph" style:parent-style-name="Standard">
      <style:text-properties officeooo:rsid="0013fa54" officeooo:paragraph-rsid="0013fa54"/>
    </style:style>
    <style:style style:name="P6" style:family="paragraph" style:parent-style-name="Text_20_body">
      <style:text-properties officeooo:paragraph-rsid="0013fa54"/>
    </style:style>
    <style:style style:name="P7" style:family="paragraph" style:parent-style-name="Text_20_body">
      <style:text-properties officeooo:rsid="0013fa54" officeooo:paragraph-rsid="0013fa54"/>
    </style:style>
    <style:style style:name="P8" style:family="paragraph" style:parent-style-name="Contents_20_1">
      <style:paragraph-properties>
        <style:tab-stops>
          <style:tab-stop style:position="17.59cm" style:type="right" style:leader-style="dotted" style:leader-text="."/>
        </style:tab-stops>
      </style:paragraph-properties>
    </style:style>
    <style:style style:name="P9"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fo:font-weight="bold"/>
    </style:style>
    <style:style style:name="T2" style:family="text">
      <style:text-properties officeooo:rsid="0013fa54"/>
    </style:style>
    <style:style style:name="T3" style:family="text">
      <style:text-properties fo:font-style="italic"/>
    </style:style>
    <style:style style:name="T4" style:family="text">
      <style:text-properties fo:language="en" fo:country="US"/>
    </style:style>
    <style:style style:name="T5" style:family="text">
      <style:text-properties officeooo:rsid="0014aa2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_Toc251_2366641912" text:style-name="Index_20_Link" text:visited-style-name="Index_20_Link">Testing<text:tab/>2</text:a></text:p>
          <text:p text:style-name="P9"><text:a xlink:type="simple" xlink:href="#__RefHeading___Toc131_2366641912" text:style-name="Index_20_Link" text:visited-style-name="Index_20_Link">unit testing<text:tab/>2</text:a></text:p>
          <text:p text:style-name="P9"><text:a xlink:type="simple" xlink:href="#__RefHeading___Toc133_2366641912" text:style-name="Index_20_Link" text:visited-style-name="Index_20_Link">Integration testing<text:tab/>2</text:a></text:p>
          <text:p text:style-name="P9"><text:a xlink:type="simple" xlink:href="#__RefHeading___Toc135_2366641912" text:style-name="Index_20_Link" text:visited-style-name="Index_20_Link">System testing<text:tab/>2</text:a></text:p>
          <text:p text:style-name="P9"><text:a xlink:type="simple" xlink:href="#__RefHeading___Toc137_2366641912" text:style-name="Index_20_Link" text:visited-style-name="Index_20_Link">System vs integration testing<text:tab/>2</text:a></text:p>
          <text:p text:style-name="P9"><text:a xlink:type="simple" xlink:href="#__RefHeading___Toc139_2366641912" text:style-name="Index_20_Link" text:visited-style-name="Index_20_Link">Acceptance testing<text:tab/>2</text:a></text:p>
          <text:p text:style-name="P9"><text:a xlink:type="simple" xlink:href="#__RefHeading___Toc141_2366641912" text:style-name="Index_20_Link" text:visited-style-name="Index_20_Link">smoke testing<text:tab/>2</text:a></text:p>
          <text:p text:style-name="P9"><text:a xlink:type="simple" xlink:href="#__RefHeading___Toc253_2366641912" text:style-name="Index_20_Link" text:visited-style-name="Index_20_Link">Sanity testing<text:tab/>3</text:a></text:p>
          <text:p text:style-name="P9"><text:a xlink:type="simple" xlink:href="#__RefHeading___Toc145_2366641912" text:style-name="Index_20_Link" text:visited-style-name="Index_20_Link">Regression testing<text:tab/>3</text:a></text:p>
        </text:index-body>
      </text:table-of-content>
      <text:h text:style-name="P1" text:outline-level="1"><text:alphabetical-index-mark-end text:id="IMark94845568102872"/><text:alphabetical-index-mark-start text:id="IMark94845568102872"/></text:h>
      <text:h text:style-name="P2" text:outline-level="1"><text:bookmark-start text:name="__RefHeading___Toc251_2366641912"/><text:alphabetical-index-mark-start text:id="IMark94845568175416"/>Testing<text:bookmark-end text:name="__RefHeading___Toc251_2366641912"/><text:alphabetical-index-mark-end text:id="IMark94845568175416"/></text:h>
      <text:h text:style-name="P3" text:outline-level="2"><text:bookmark-start text:name="__DdeLink__2_2366641912"/><text:bookmark-start text:name="__RefHeading___Toc131_2366641912"/>unit testing<text:bookmark-end text:name="__DdeLink__2_2366641912"/><text:bookmark-end text:name="__RefHeading___Toc131_2366641912"/></text:h>
      <text:p text:style-name="P4"><text:span text:style-name="T1"><text:tab/>unit testing</text:span> is a <text:a xlink:type="simple" xlink:href="https://en.wikipedia.org/wiki/Software_testing" text:style-name="Internet_20_link" text:visited-style-name="Visited_20_Internet_20_Link">software testing</text:a> method by which individual units of <text:a xlink:type="simple" xlink:href="https://en.wikipedia.org/wiki/Source_code" text:style-name="Internet_20_link" text:visited-style-name="Visited_20_Internet_20_Link">source code</text:a>, sets of one or more computer program modules together with associated control data, usage procedures, and operating procedures, are tested to determine whether they are fit for use.</text:p>
      <text:p text:style-name="P4"><text:span text:style-name="T1"/></text:p>
      <text:h text:style-name="Heading_20_2" text:outline-level="2"><text:bookmark-start text:name="__RefHeading___Toc133_2366641912"/>Integration testing<text:bookmark-end text:name="__RefHeading___Toc133_2366641912"/></text:h>
      <text:p text:style-name="Standard"><text:span text:style-name="T1"><text:tab/></text:span><text:bookmark-start text:name="__DdeLink__8_2366641912"/><text:span text:style-name="T1">Integration testing</text:span><text:bookmark-end text:name="__DdeLink__8_2366641912"/> is the phase in <text:a xlink:type="simple" xlink:href="https://en.wikipedia.org/wiki/Software_testing" text:style-name="Internet_20_link" text:visited-style-name="Visited_20_Internet_20_Link">software testing</text:a> in which individual software modules are combined and tested as a group. It occurs after <text:a xlink:type="simple" xlink:href="https://en.wikipedia.org/wiki/Unit_testing" text:style-name="Internet_20_link" text:visited-style-name="Visited_20_Internet_20_Link">unit testing</text:a> and before <text:a xlink:type="simple" xlink:href="https://en.wikipedia.org/wiki/Software_verification_and_validation" text:style-name="Internet_20_link" text:visited-style-name="Visited_20_Internet_20_Link">validation testing</text:a>. Integration testing takes as its input <text:a xlink:type="simple" xlink:href="https://en.wikipedia.org/wiki/Module_(programming)" text:style-name="Internet_20_link" text:visited-style-name="Visited_20_Internet_20_Link">modules</text:a> that have been unit tested, groups them in larger aggregates, applies tests defined in an integration <text:a xlink:type="simple" xlink:href="https://en.wikipedia.org/wiki/Test_plan" text:style-name="Internet_20_link" text:visited-style-name="Visited_20_Internet_20_Link">test plan</text:a> to those aggregates, and delivers as its output the integrated system ready for <text:a xlink:type="simple" xlink:href="https://en.wikipedia.org/wiki/System_testing" text:style-name="Internet_20_link" text:visited-style-name="Visited_20_Internet_20_Link">system testing</text:a>.<text:bookmark text:name="cite_ref-1"/></text:p>
      <text:h text:style-name="Heading_20_2" text:outline-level="2"><text:bookmark-start text:name="__RefHeading___Toc135_2366641912"/>System testing<text:bookmark-end text:name="__RefHeading___Toc135_2366641912"/></text:h>
      <text:p text:style-name="P4"><text:span text:style-name="T1"><text:tab/></text:span><text:bookmark-start text:name="__DdeLink__5_2366641912"/><text:span text:style-name="T1">System testing</text:span> <text:bookmark-end text:name="__DdeLink__5_2366641912"/>of software or hardware is testing conducted on a complete, integrated system to evaluate the system's compliance with its specified <text:a xlink:type="simple" xlink:href="https://en.wikipedia.org/wiki/Requirements" text:style-name="Internet_20_link" text:visited-style-name="Visited_20_Internet_20_Link">requirements</text:a>. System testing falls within the scope of <text:a xlink:type="simple" xlink:href="https://en.wikipedia.org/wiki/Black-box_testing" text:style-name="Internet_20_link" text:visited-style-name="Visited_20_Internet_20_Link">black-box testing</text:a>, and as such, should require no knowledge of the inner design of the code or logic.<text:bookmark text:name="cite_ref-ieee_1-0"/></text:p>
      <text:p text:style-name="P4"/>
      <text:h text:style-name="Heading_20_2" text:outline-level="2"><text:bookmark-start text:name="__RefHeading___Toc137_2366641912"/>System vs integration testing<text:bookmark-end text:name="__RefHeading___Toc137_2366641912"/></text:h>
      <text:p text:style-name="P5"><text:tab/>The purpose of integration testing is to detect any inconsistencies between the software units that are integrated together (called <text:span text:style-name="T3">assemblages</text:span>) or between any of the <text:span text:style-name="T3">assemblages</text:span> and the hardware. System testing is a more limited type of testing; it seeks to detect defects both within the "inter-assemblages" and also within the system as a whole.</text:p>
      <text:p text:style-name="P5"/>
      <text:h text:style-name="Heading_20_2" text:outline-level="2"><text:bookmark text:name="firstHeading"/><text:bookmark-start text:name="__RefHeading___Toc139_2366641912"/>Acceptance testing<text:bookmark-end text:name="__RefHeading___Toc139_2366641912"/></text:h>
      <text:p text:style-name="P7"><text:tab/>In <text:a xlink:type="simple" xlink:href="https://en.wikipedia.org/wiki/Systems_engineering" text:style-name="Internet_20_link" text:visited-style-name="Visited_20_Internet_20_Link">systems engineering</text:a> it may involve <text:a xlink:type="simple" xlink:href="https://en.wikipedia.org/wiki/Black-box_testing" text:style-name="Internet_20_link" text:visited-style-name="Visited_20_Internet_20_Link">black-box testing</text:a> performed on a <text:a xlink:type="simple" xlink:href="https://en.wikipedia.org/wiki/System" text:style-name="Internet_20_link" text:visited-style-name="Visited_20_Internet_20_Link">system</text:a> prior to its delivery.</text:p>
      <text:p text:style-name="Text_20_body"><text:tab/>In <text:a xlink:type="simple" xlink:href="https://en.wikipedia.org/wiki/Software_testing" text:style-name="Internet_20_link" text:visited-style-name="Visited_20_Internet_20_Link">software testing</text:a> the <text:a xlink:type="simple" xlink:href="https://en.wikipedia.org/wiki/International_Software_Testing_Qualifications_Board" text:style-name="Internet_20_link" text:visited-style-name="Visited_20_Internet_20_Link">ISTQB</text:a> defines <text:span text:style-name="T3">acceptance</text:span> as: formal testing with respect to user needs, requirements, and business processes conducted to determine whether a system satisfies the acceptance criteria and to enable the user, customers or other authorized entity to determine whether or not to accept the system.</text:p>
      <text:h text:style-name="Heading_20_2" text:outline-level="2"><text:bookmark-start text:name="__RefHeading___Toc141_2366641912"/>smoke testing<text:bookmark-end text:name="__RefHeading___Toc141_2366641912"/></text:h>
      <text:p text:style-name="P5"><text:bookmark-start text:name="__DdeLink__18_2366641912"/><text:span text:style-name="T1">smoke testing</text:span><text:bookmark-end text:name="__DdeLink__18_2366641912"/> is preliminary testing to reveal simple failures severe enough to (for example) reject a prospective software release. Smoke tests are a subset of <text:a xlink:type="simple" xlink:href="https://en.wikipedia.org/wiki/Test_case" text:style-name="Internet_20_link" text:visited-style-name="Visited_20_Internet_20_Link">test cases</text:a> that cover the most important functionality of a component or system, used to aid assessment if main functions of the software appear to work correctly.</text:p>
      <text:p text:style-name="P5"/>
      <text:h text:style-name="Heading_20_2" text:outline-level="2"><text:bookmark-start text:name="__RefHeading___Toc253_2366641912"/><text:soft-page-break/>Sanity test<text:span text:style-name="T5">ing</text:span><text:bookmark-end text:name="__RefHeading___Toc253_2366641912"/></text:h>
      <text:p text:style-name="P5"><text:tab/><text:bookmark-start text:name="__DdeLink__22_2366641912"/>Software sanity tests <text:bookmark-end text:name="__DdeLink__22_2366641912"/>are synonymous with <text:a xlink:type="simple" xlink:href="https://en.wikipedia.org/wiki/Smoke_testing_(software)" text:style-name="Internet_20_link" text:visited-style-name="Visited_20_Internet_20_Link">smoke tests</text:a>.<text:bookmark text:name="cite_ref-21"/><text:a xlink:type="simple" xlink:href="https://en.wikipedia.org/wiki/Sanity_check#cite_note-2" text:style-name="Internet_20_link" text:visited-style-name="Visited_20_Internet_20_Link">[2]</text:a> A sanity or smoke test determines whether it is <text:span text:style-name="T3">possible</text:span> and <text:span text:style-name="T3">reasonable</text:span> to continue testing. Sanity tests exercise a subset of application functions needed to determine whether the systems are accessible and the application logic is responsive. If the sanity test fails, it is not reasonable to attempt more rigorous testing. Sanity tests are ways to avoid wasting time and effort by quickly determining whether an application is too flawed to merit any rigorous testing. Many companies run sanity tests on an <text:a xlink:type="simple" xlink:href="https://en.wikipedia.org/wiki/Build_automation" text:style-name="Internet_20_link" text:visited-style-name="Visited_20_Internet_20_Link">automated build</text:a> as part of their software development life cycle.<text:bookmark text:name="cite_ref-3"/></text:p>
      <text:h text:style-name="Heading_20_2" text:outline-level="2"><text:bookmark-start text:name="__RefHeading___Toc145_2366641912"/>Regression testing <text:bookmark-end text:name="__RefHeading___Toc145_2366641912"/></text:h>
      <text:p text:style-name="P6"><text:span text:style-name="T1"><text:tab/></text:span><text:bookmark-start text:name="__DdeLink__12_2366641912"/><text:span text:style-name="T1">Regression testing</text:span> <text:bookmark-end text:name="__DdeLink__12_2366641912"/>is a type of <text:a xlink:type="simple" xlink:href="https://en.wikipedia.org/wiki/Software_testing" text:style-name="Internet_20_link" text:visited-style-name="Visited_20_Internet_20_Link">software testing</text:a> which verifies that software which was previously developed and tested still performs the same way after it was changed or interfaced with other software. Changes may include software enhancements, <text:a xlink:type="simple" xlink:href="https://en.wikipedia.org/wiki/Patch_(computing)" text:style-name="Internet_20_link" text:visited-style-name="Visited_20_Internet_20_Link">patches</text:a>, <text:a xlink:type="simple" xlink:href="https://en.wikipedia.org/wiki/Configuration_file" text:style-name="Internet_20_link" text:visited-style-name="Visited_20_Internet_20_Link">configuration</text:a> changes, etc. During regression testing, new <text:a xlink:type="simple" xlink:href="https://en.wikipedia.org/wiki/Software_bug" text:style-name="Internet_20_link" text:visited-style-name="Visited_20_Internet_20_Link">software bugs</text:a> or <text:a xlink:type="simple" xlink:href="https://en.wikipedia.org/wiki/Software_regression" text:style-name="Internet_20_link" text:visited-style-name="Visited_20_Internet_20_Link"><text:span text:style-name="T3">regressions</text:span></text:a> may be uncovered. Sometimes a software change impact analysis is performed to determine what areas could be affected by the proposed changes. These areas may include <text:a xlink:type="simple" xlink:href="https://en.wikipedia.org/wiki/Functional_testing" text:style-name="Internet_20_link" text:visited-style-name="Visited_20_Internet_20_Link">functional</text:a> and <text:a xlink:type="simple" xlink:href="https://en.wikipedia.org/wiki/Non-functional_testing" text:style-name="Internet_20_link" text:visited-style-name="Visited_20_Internet_20_Link">non-functional</text:a> areas of the system.</text:p>
      <text:p text:style-name="Text_20_body">The purpose of regression testing is to ensure that changes such as those mentioned above have not introduced new faults.<text:bookmark text:name="cite_ref-11"/><text:a xlink:type="simple" xlink:href="https://en.wikipedia.org/wiki/Regression_testing#cite_note-1" text:style-name="Internet_20_link" text:visited-style-name="Visited_20_Internet_20_Link">[1]</text:a> One of the main reasons for regression testing is to determine whether a change in one part of the software affects other parts of the software.<text:bookmark text:name="cite_ref-2"/><text:a xlink:type="simple" xlink:href="https://en.wikipedia.org/wiki/Regression_testing#cite_note-2" text:style-name="Internet_20_link" text:visited-style-name="Visited_20_Internet_20_Link">[2]</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22:28:32.010808201</meta:creation-date>
    <dc:date>2018-01-23T22:58:40.939413445</dc:date>
    <meta:editing-duration>PT9M18S</meta:editing-duration>
    <meta:editing-cycles>1</meta:editing-cycles>
    <meta:document-statistic meta:table-count="0" meta:image-count="0" meta:object-count="0" meta:page-count="3" meta:paragraph-count="29" meta:word-count="608" meta:character-count="3895" meta:non-whitespace-character-count="3307"/>
    <meta:generator>LibreOffice/5.3.7.2.0$Linux_X86_64 LibreOffice_project/30m0$Build-2</meta:generator>
  </office:meta>
</office:document-meta>
</file>